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7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2">
            <text:p>Task 1</text:p>
          </table:table-cell>
          <table:covered-table-cell table:number-columns-repeated="7" table:style-name="ce9"/>
          <table:covered-table-cell table:style-name="ce13"/>
          <table:table-cell table:number-columns-repeated="1015"/>
        </table:table-row>
        <table:table-row table:style-name="ro1">
          <table:covered-table-cell table:style-name="ce3"/>
          <table:covered-table-cell table:number-columns-repeated="7"/>
          <table:covered-table-cell table:style-name="ce2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4" table:number-rows-spanned="1">
            <text:p>5 times</text:p>
          </table:table-cell>
          <table:covered-table-cell table:number-columns-repeated="3"/>
          <table:table-cell table:style-name="ce11" table:number-columns-spanned="1" table:number-rows-spanned="6"/>
          <table:table-cell table:style-name="ce12" office:value-type="string" calcext:value-type="string" table:number-columns-spanned="4" table:number-rows-spanned="1">
            <text:p>20 times</text:p>
          </table:table-cell>
          <table:covered-table-cell table:number-columns-repeated="2"/>
          <table:covered-table-cell table:style-name="ce27"/>
          <table:table-cell table:number-columns-repeated="1015"/>
        </table:table-row>
        <table:table-row table:style-name="ro1">
          <table:table-cell table:style-name="ce5" office:value-type="string" calcext:value-type="string">
            <text:p>nb of threads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Pthread</text:p>
          </table:table-cell>
          <table:table-cell table:style-name="ce5" office:value-type="string" calcext:value-type="string">
            <text:p>serial</text:p>
          </table:table-cell>
          <table:covered-table-cell/>
          <table:table-cell table:style-name="ce5" office:value-type="string" calcext:value-type="string">
            <text:p>nb of threads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Pthread</text:p>
          </table:table-cell>
          <table:table-cell table:style-name="ce5" office:value-type="string" calcext:value-type="string">
            <text:p>serial</text:p>
          </table:table-cell>
          <table:table-cell table:number-columns-repeated="101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table:formula="of:=[.D6]/[.C6]" office:value-type="float" office:value="0.972566075610572" calcext:value-type="float">
            <text:p>0,972566075610572</text:p>
          </table:table-cell>
          <table:table-cell table:style-name="ce6" office:value-type="float" office:value="11.956" calcext:value-type="float">
            <text:p>11,956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1" calcext:value-type="float">
            <text:p>1</text:p>
          </table:table-cell>
          <table:table-cell table:style-name="ce6" table:formula="of:=[.I6]/[.H6]" office:value-type="float" office:value="1.00005229441757" calcext:value-type="float">
            <text:p>1,00005229441757</text:p>
          </table:table-cell>
          <table:table-cell table:style-name="ce6" office:value-type="float" office:value="38.245" calcext:value-type="float">
            <text:p>38,245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table:formula="of:=[.D7]/[.C7]" office:value-type="float" office:value="1.6120892832386" calcext:value-type="float">
            <text:p>1,6120892832386</text:p>
          </table:table-cell>
          <table:table-cell table:style-name="ce6" office:value-type="float" office:value="7.213" calcext:value-type="float">
            <text:p>7,213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2" calcext:value-type="float">
            <text:p>2</text:p>
          </table:table-cell>
          <table:table-cell table:style-name="ce6" table:formula="of:=[.I7]/[.H7]" office:value-type="float" office:value="1.86343483556638" calcext:value-type="float">
            <text:p>1,86343483556638</text:p>
          </table:table-cell>
          <table:table-cell table:style-name="ce6" office:value-type="float" office:value="20.525" calcext:value-type="float">
            <text:p>20,525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formula="of:=[.D8]/[.C8]" office:value-type="float" office:value="1.92325504465762" calcext:value-type="float">
            <text:p>1,92325504465762</text:p>
          </table:table-cell>
          <table:table-cell table:style-name="ce6" office:value-type="float" office:value="6.046" calcext:value-type="float">
            <text:p>6,046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4" calcext:value-type="float">
            <text:p>4</text:p>
          </table:table-cell>
          <table:table-cell table:style-name="ce6" table:formula="of:=[.I8]/[.H8]" office:value-type="float" office:value="2.40941161647978" calcext:value-type="float">
            <text:p>2,40941161647978</text:p>
          </table:table-cell>
          <table:table-cell table:style-name="ce6" office:value-type="float" office:value="15.874" calcext:value-type="float">
            <text:p>15,874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table:formula="of:=[.D9]/[.C9]" office:value-type="float" office:value="1.92899800928998" calcext:value-type="float">
            <text:p>1,92899800928998</text:p>
          </table:table-cell>
          <table:table-cell table:style-name="ce6" office:value-type="float" office:value="6.028" calcext:value-type="float">
            <text:p>6,028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8" calcext:value-type="float">
            <text:p>8</text:p>
          </table:table-cell>
          <table:table-cell table:style-name="ce6" table:formula="of:=[.I9]/[.H9]" office:value-type="float" office:value="2.41778873506543" calcext:value-type="float">
            <text:p>2,41778873506543</text:p>
          </table:table-cell>
          <table:table-cell table:style-name="ce6" office:value-type="float" office:value="15.819" calcext:value-type="float">
            <text:p>15,819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7" table:number-columns-spanned="9" table:number-rows-spanned="2"/>
          <table:covered-table-cell table:number-columns-repeated="7"/>
          <table:covered-table-cell table:style-name="ce27"/>
          <table:table-cell table:number-columns-repeated="1015"/>
        </table:table-row>
        <table:table-row table:style-name="ro1">
          <table:covered-table-cell table:style-name="ce8"/>
          <table:covered-table-cell table:number-columns-repeated="7" table:style-name="ce10"/>
          <table:covered-table-cell table:style-name="ce15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2">
            <text:p>Task 2</text:p>
          </table:table-cell>
          <table:covered-table-cell table:number-columns-repeated="7" table:style-name="ce9"/>
          <table:covered-table-cell table:style-name="ce13"/>
          <table:table-cell table:number-columns-repeated="1015"/>
        </table:table-row>
        <table:table-row table:style-name="ro1">
          <table:covered-table-cell table:style-name="ce3"/>
          <table:covered-table-cell table:number-columns-repeated="7"/>
          <table:covered-table-cell table:style-name="ce27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4" table:number-rows-spanned="1">
            <text:p>5 times</text:p>
          </table:table-cell>
          <table:covered-table-cell table:number-columns-repeated="3"/>
          <table:table-cell table:style-name="ce11" table:number-columns-spanned="1" table:number-rows-spanned="6"/>
          <table:table-cell table:style-name="ce12" office:value-type="string" calcext:value-type="string" table:number-columns-spanned="4" table:number-rows-spanned="1">
            <text:p>20 times</text:p>
          </table:table-cell>
          <table:covered-table-cell table:number-columns-repeated="2"/>
          <table:covered-table-cell table:style-name="ce27"/>
          <table:table-cell table:number-columns-repeated="1015"/>
        </table:table-row>
        <table:table-row table:style-name="ro1">
          <table:table-cell table:style-name="ce5" office:value-type="string" calcext:value-type="string">
            <text:p>nb of threads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OMP</text:p>
          </table:table-cell>
          <table:table-cell table:style-name="ce5" office:value-type="string" calcext:value-type="string">
            <text:p>serial</text:p>
          </table:table-cell>
          <table:covered-table-cell/>
          <table:table-cell table:style-name="ce5" office:value-type="string" calcext:value-type="string">
            <text:p>nb of threads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OMP</text:p>
          </table:table-cell>
          <table:table-cell table:style-name="ce5" office:value-type="string" calcext:value-type="string">
            <text:p>serial</text:p>
          </table:table-cell>
          <table:table-cell table:number-columns-repeated="101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table:formula="of:=[.D19]/[.C19]" office:value-type="float" office:value="1.11017758258545" calcext:value-type="float">
            <text:p>1,11017758258545</text:p>
          </table:table-cell>
          <table:table-cell table:style-name="ce6" office:value-type="float" office:value="10.474" calcext:value-type="float">
            <text:p>10,474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1" calcext:value-type="float">
            <text:p>1</text:p>
          </table:table-cell>
          <table:table-cell table:style-name="ce6" table:formula="of:=[.I19]/[.H19]" office:value-type="float" office:value="1.13949054074184" calcext:value-type="float">
            <text:p>1,13949054074184</text:p>
          </table:table-cell>
          <table:table-cell table:style-name="ce6" office:value-type="float" office:value="33.565" calcext:value-type="float">
            <text:p>33,565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table:formula="of:=[.D20]/[.C20]" office:value-type="float" office:value="1.57029034436192" calcext:value-type="float">
            <text:p>1,57029034436192</text:p>
          </table:table-cell>
          <table:table-cell table:style-name="ce6" office:value-type="float" office:value="7.405" calcext:value-type="float">
            <text:p>7,405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2" calcext:value-type="float">
            <text:p>2</text:p>
          </table:table-cell>
          <table:table-cell table:style-name="ce6" table:formula="of:=[.I20]/[.H20]" office:value-type="float" office:value="2.09871597892888" calcext:value-type="float">
            <text:p>2,09871597892888</text:p>
          </table:table-cell>
          <table:table-cell table:style-name="ce6" office:value-type="float" office:value="18.224" calcext:value-type="float">
            <text:p>18,224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table:formula="of:=[.D21]/[.C21]" office:value-type="float" office:value="1.7132753794018" calcext:value-type="float">
            <text:p>1,7132753794018</text:p>
          </table:table-cell>
          <table:table-cell table:style-name="ce6" office:value-type="float" office:value="6.787" calcext:value-type="float">
            <text:p>6,787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4" calcext:value-type="float">
            <text:p>4</text:p>
          </table:table-cell>
          <table:table-cell table:style-name="ce6" table:formula="of:=[.I21]/[.H21]" office:value-type="float" office:value="2.39193245778612" calcext:value-type="float">
            <text:p>2,39193245778612</text:p>
          </table:table-cell>
          <table:table-cell table:style-name="ce6" office:value-type="float" office:value="15.99" calcext:value-type="float">
            <text:p>15,99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table:formula="of:=[.D22]/[.C22]" office:value-type="float" office:value="1.90748031496063" calcext:value-type="float">
            <text:p>1,90748031496063</text:p>
          </table:table-cell>
          <table:table-cell table:style-name="ce6" office:value-type="float" office:value="6.096" calcext:value-type="float">
            <text:p>6,096</text:p>
          </table:table-cell>
          <table:table-cell table:style-name="ce6" office:value-type="float" office:value="11.628" calcext:value-type="float">
            <text:p>11,628</text:p>
          </table:table-cell>
          <table:covered-table-cell/>
          <table:table-cell table:style-name="ce6" office:value-type="float" office:value="8" calcext:value-type="float">
            <text:p>8</text:p>
          </table:table-cell>
          <table:table-cell table:style-name="ce6" table:formula="of:=[.I22]/[.H22]" office:value-type="float" office:value="2.365891376964" calcext:value-type="float">
            <text:p>2,365891376964</text:p>
          </table:table-cell>
          <table:table-cell table:style-name="ce6" office:value-type="float" office:value="16.166" calcext:value-type="float">
            <text:p>16,166</text:p>
          </table:table-cell>
          <table:table-cell table:style-name="ce6" office:value-type="float" office:value="38.247" calcext:value-type="float">
            <text:p>38,247</text:p>
          </table:table-cell>
          <table:table-cell table:number-columns-repeated="1015"/>
        </table:table-row>
        <table:table-row table:style-name="ro1">
          <table:table-cell table:style-name="ce7" table:number-columns-spanned="9" table:number-rows-spanned="2"/>
          <table:covered-table-cell table:number-columns-repeated="7"/>
          <table:covered-table-cell table:style-name="ce27"/>
          <table:table-cell table:number-columns-repeated="1015"/>
        </table:table-row>
        <table:table-row table:style-name="ro1">
          <table:covered-table-cell table:style-name="ce8"/>
          <table:covered-table-cell table:number-columns-repeated="7" table:style-name="ce10"/>
          <table:covered-table-cell table:style-name="ce15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shapes>
          <draw:frame draw:z-index="0" draw:style-name="gr1" draw:text-style-name="P1" svg:width="182.53mm" svg:height="101.3mm" svg:x="0.01mm" svg:y="0.01mm">
            <draw:object draw:notify-on-update-of-ranges="Feuille1.A6:Feuille1.A9 Feuille1.B5:Feuille1.B5 Feuille1.B6:Feuille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3.08mm" svg:height="102.98mm" svg:x="189.92mm" svg:y="0mm">
            <draw:object draw:notify-on-update-of-ranges="Feuille1.F6:Feuille1.F9 Feuille1.G5:Feuille1.G5 Feuille1.G6:Feuille1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2.54mm" svg:height="102.67mm" svg:x="0mm" svg:y="107.51mm">
            <draw:object draw:notify-on-update-of-ranges="Feuille1.A19:Feuille1.A22 Feuille1.B18:Feuille1.B18 Feuille1.B19:Feuille1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1.68mm" svg:height="102.56mm" svg:x="190.43mm" svg:y="108.38mm">
            <draw:object draw:notify-on-update-of-ranges="Feuille1.F6:Feuille1.F9 Feuille1.G6:Feuille1.G9 Feuille1.F19:Feuille1.F22 Feuille1.G19:Feuille1.G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21:48:36.368520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57:44.839069525</meta:creation-date>
    <meta:generator>LibreOffice/6.0.6.2$Linux_X86_64 LibreOffice_project/00m0$Build-2</meta:generator>
    <dc:date>2018-11-06T23:28:02.107106274</dc:date>
    <meta:editing-duration>PT21M39S</meta:editing-duration>
    <meta:editing-cycles>2</meta:editing-cycles>
    <meta:document-statistic meta:table-count="2" meta:cell-count="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54cm" svg:height="10.131cm" xlink:href=".." xlink:type="simple" chart:class="chart:scatter" chart:style-name="ch1">
        <chart:title svg:x="4.609cm" svg:y="0.338cm" chart:style-name="ch2">
          <text:p>Speed up when calculating the sum 5 times</text:p>
        </chart:title>
        <chart:legend chart:legend-position="end" svg:x="15.471cm" svg:y="4.763cm" style:legend-expansion="high" chart:style-name="ch3"/>
        <chart:plot-area chart:style-name="ch4" table:cell-range-address="Feuille1.A6:Feuille1.B9 Feuille1.B5:Feuille1.B5" chart:data-source-has-labels="row" svg:x="1.366cm" svg:y="1.345cm" svg:width="13.74cm" svg:height="7.613cm">
          <chartooo:coordinate-region svg:x="2.104cm" svg:y="1.547cm" svg:width="12.905cm" svg:height="6.758cm"/>
          <chart:axis chart:dimension="x" chart:name="primary-x" chart:style-name="ch5">
            <chart:title svg:x="6.93cm" svg:y="9.16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5.801cm" chart:style-name="ch8">
              <text:p>speedup</text:p>
            </chart:title>
            <chart:grid chart:style-name="ch7" chart:class="major"/>
          </chart:axis>
          <chart:series chart:style-name="ch9" chart:values-cell-range-address="Feuille1.B6:Feuille1.B9" chart:label-cell-address="Feuille1.B5:Feuille1.B5" chart:class="chart:scatter">
            <chart:domain table:cell-range-address="Feuille1.A6:Feuille1.A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Up</text:p>
                <draw:g>
                  <svg:desc>Feuille1.B5:Feuille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6:Feuille1.A9</svg:desc>
                </draw:g>
              </table:table-cell>
              <table:table-cell office:value-type="float" office:value="0.972566075610572">
                <text:p>0.972566075610572</text:p>
                <draw:g>
                  <svg:desc>Feuille1.B6:Feuille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120892832386">
                <text:p>1.6120892832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2325504465762">
                <text:p>1.92325504465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2899800928998">
                <text:p>1.92899800928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09cm" svg:height="10.299cm" xlink:href=".." xlink:type="simple" chart:class="chart:scatter" chart:style-name="ch1">
        <chart:title svg:x="4.509cm" svg:y="0.341cm" chart:style-name="ch2">
          <text:p>Speed up when calculating the sum 20 times</text:p>
        </chart:title>
        <chart:legend chart:legend-position="end" svg:x="15.526cm" svg:y="4.847cm" style:legend-expansion="high" chart:style-name="ch3"/>
        <chart:plot-area chart:style-name="ch4" table:cell-range-address="Feuille1.F6:Feuille1.G9 Feuille1.G5:Feuille1.G5" chart:data-source-has-labels="row" svg:x="1.367cm" svg:y="1.351cm" svg:width="13.793cm" svg:height="7.772cm">
          <chartooo:coordinate-region svg:x="2.105cm" svg:y="1.553cm" svg:width="12.958cm" svg:height="6.917cm"/>
          <chart:axis chart:dimension="x" chart:name="primary-x" chart:style-name="ch5">
            <chart:title svg:x="6.957cm" svg:y="9.328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5.887cm" chart:style-name="ch8">
              <text:p>speedup</text:p>
            </chart:title>
            <chart:grid chart:style-name="ch7" chart:class="major"/>
          </chart:axis>
          <chart:series chart:style-name="ch9" chart:values-cell-range-address="Feuille1.G6:Feuille1.G9" chart:label-cell-address="Feuille1.G5:Feuille1.G5" chart:class="chart:scatter">
            <chart:domain table:cell-range-address="Feuille1.F6:Feuille1.F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SpeedUp</text:p>
                <draw:g>
                  <svg:desc>Feuille1.G5:Feuille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F6:Feuille1.F9</svg:desc>
                </draw:g>
              </table:table-cell>
              <table:table-cell office:value-type="float" office:value="1.00005229441757">
                <text:p>1.00005229441757</text:p>
                <draw:g>
                  <svg:desc>Feuille1.G6:Feuille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343483556638">
                <text:p>1.86343483556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0941161647978">
                <text:p>2.40941161647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41778873506543">
                <text:p>2.41778873506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55cm" svg:height="10.268cm" xlink:href=".." xlink:type="simple" chart:class="chart:scatter" chart:style-name="ch1">
        <chart:title svg:x="4.567cm" svg:y="0.341cm" chart:style-name="ch2">
          <text:p>Speed Up when calculating the sum 5 times</text:p>
        </chart:title>
        <chart:legend chart:legend-position="end" svg:x="15.472cm" svg:y="4.832cm" style:legend-expansion="high" chart:style-name="ch3"/>
        <chart:plot-area chart:style-name="ch4" table:cell-range-address="Feuille1.A19:Feuille1.B22 Feuille1.B18:Feuille1.B18" chart:data-source-has-labels="row" svg:x="1.366cm" svg:y="1.351cm" svg:width="13.741cm" svg:height="7.741cm">
          <chartooo:coordinate-region svg:x="2.104cm" svg:y="1.553cm" svg:width="12.906cm" svg:height="6.886cm"/>
          <chart:axis chart:dimension="x" chart:name="primary-x" chart:style-name="ch5">
            <chart:title svg:x="6.93cm" svg:y="9.297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5.871cm" chart:style-name="ch8">
              <text:p>speedup</text:p>
            </chart:title>
            <chart:grid chart:style-name="ch7" chart:class="major"/>
          </chart:axis>
          <chart:series chart:style-name="ch9" chart:values-cell-range-address="Feuille1.B19:Feuille1.B22" chart:label-cell-address="Feuille1.B18:Feuille1.B18" chart:class="chart:scatter">
            <chart:domain table:cell-range-address="Feuille1.A19:Feuille1.A2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peedUp</text:p>
                <draw:g>
                  <svg:desc>Feuille1.B18:Feuille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9:Feuille1.A22</svg:desc>
                </draw:g>
              </table:table-cell>
              <table:table-cell office:value-type="float" office:value="1.11017758258545">
                <text:p>1.11017758258545</text:p>
                <draw:g>
                  <svg:desc>Feuille1.B19:Feuille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7029034436192">
                <text:p>1.57029034436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132753794018">
                <text:p>1.7132753794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0748031496063">
                <text:p>1.90748031496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9cm" svg:height="10.257cm" xlink:href=".." xlink:type="simple" chart:class="chart:scatter" chart:style-name="ch1">
        <chart:title svg:x="3.741cm" svg:y="0.341cm" chart:style-name="ch2">
          <text:p>Comparative speedup using Pthreads and OpenMP</text:p>
        </chart:title>
        <chart:subtitle svg:x="5.934cm" svg:y="1.351cm" chart:style-name="ch3">
          <text:p>(When calculating the sum 20 times)</text:p>
        </chart:subtitle>
        <chart:legend chart:legend-position="end" svg:x="15.449cm" svg:y="4.574cm" style:legend-expansion="high" chart:style-name="ch4"/>
        <chart:plot-area chart:style-name="ch5" table:cell-range-address="Feuille1.F6:Feuille1.G9 Feuille1.G19:Feuille1.G22" chart:data-source-has-labels="row" svg:x="1.364cm" svg:y="2.213cm" svg:width="13.722cm" svg:height="6.868cm">
          <chartooo:coordinate-region svg:x="2.102cm" svg:y="2.415cm" svg:width="12.887cm" svg:height="6.013cm"/>
          <chart:axis chart:dimension="x" chart:name="primary-x" chart:style-name="ch6">
            <chart:title svg:x="6.919cm" svg:y="9.286cm" chart:style-name="ch7">
              <text:p>number of threads</text:p>
            </chart:title>
            <chart:grid chart:style-name="ch8" chart:class="major"/>
          </chart:axis>
          <chart:axis chart:dimension="y" chart:name="primary-y" chart:style-name="ch6">
            <chart:title svg:x="0.451cm" svg:y="6.318cm" chart:style-name="ch9">
              <text:p>Speedup</text:p>
            </chart:title>
            <chart:grid chart:style-name="ch8" chart:class="major"/>
          </chart:axis>
          <chart:series chart:style-name="ch10" chart:values-cell-range-address="Feuille1.G6:Feuille1.G9" loext:label-string="pthreads" chart:class="chart:scatter">
            <chart:domain table:cell-range-address="Feuille1.F6:Feuille1.F9"/>
            <chart:data-point chart:repeated="4"/>
          </chart:series>
          <chart:series chart:style-name="ch11" chart:values-cell-range-address="Feuille1.G19:Feuille1.G22" loext:label-string="openmp" chart:class="chart:scatter">
            <chart:domain table:cell-range-address="Feuille1.F19:Feuille1.F22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pthreads</text:p>
              </table:table-cell>
              <table:table-cell office:value-type="string">
                <text:p>Colonne F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F6:Feuille1.F9</svg:desc>
                </draw:g>
              </table:table-cell>
              <table:table-cell office:value-type="float" office:value="1.00005229441757">
                <text:p>1.00005229441757</text:p>
                <draw:g>
                  <svg:desc>Feuille1.G6:Feuille1.G9</svg:desc>
                </draw:g>
              </table:table-cell>
              <table:table-cell office:value-type="float" office:value="1">
                <text:p>1</text:p>
                <draw:g>
                  <svg:desc>Feuille1.F19:Feuille1.F22</svg:desc>
                </draw:g>
              </table:table-cell>
              <table:table-cell office:value-type="float" office:value="1.13949054074184">
                <text:p>1.13949054074184</text:p>
                <draw:g>
                  <svg:desc>Feuille1.G19:Feuille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343483556638">
                <text:p>1.86343483556638</text:p>
              </table:table-cell>
              <table:table-cell office:value-type="float" office:value="2">
                <text:p>2</text:p>
              </table:table-cell>
              <table:table-cell office:value-type="float" office:value="2.09871597892888">
                <text:p>2.09871597892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0941161647978">
                <text:p>2.40941161647978</text:p>
              </table:table-cell>
              <table:table-cell office:value-type="float" office:value="4">
                <text:p>4</text:p>
              </table:table-cell>
              <table:table-cell office:value-type="float" office:value="2.39193245778612">
                <text:p>2.39193245778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41778873506543">
                <text:p>2.41778873506543</text:p>
              </table:table-cell>
              <table:table-cell office:value-type="float" office:value="8">
                <text:p>8</text:p>
              </table:table-cell>
              <table:table-cell office:value-type="float" office:value="2.365891376964">
                <text:p>2.3658913769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